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start" style:justify-single-word="false"/>
      <style:text-properties fo:font-size="12pt" fo:font-weight="bold" officeooo:rsid="0009ef08" officeooo:paragraph-rsid="0009ef08" style:font-size-asian="10.5pt" style:font-weight-asian="bold" style:font-size-complex="12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2pt" fo:font-weight="normal" officeooo:rsid="0009ef08" officeooo:paragraph-rsid="0009ef08" style:font-size-asian="10.5pt" style:font-weight-asian="normal" style:font-size-complex="12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tyle="italic" fo:font-weight="normal" officeooo:rsid="0009ef08" officeooo:paragraph-rsid="000cf91b" style:font-style-asian="italic" style:font-weight-asian="normal" style:font-style-complex="italic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officeooo:rsid="0009ef08" style:font-size-asian="10.5pt" style:font-weight-asian="bold" style:font-size-complex="12pt" style:font-weight-complex="bold"/>
    </style:style>
    <style:style style:name="T3" style:family="text">
      <style:text-properties fo:font-size="12pt" fo:font-style="normal" style:font-size-asian="10.5pt" style:font-style-asian="normal" style:font-size-complex="12pt" style:font-style-complex="normal"/>
    </style:style>
    <style:style style:name="T4" style:family="text">
      <style:text-properties fo:font-size="12pt" fo:font-style="normal" officeooo:rsid="000b30a2" style:font-size-asian="10.5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2">Створення swap файлу</text:span></text:p>
      <text:p text:style-name="P2">1. Створення swap файлу:</text:p>
      <text:p text:style-name="P3"># sudo fallocate -l 1G /swapfile</text:p>
      <text:p text:style-name="P3"># sudo chmod 600 /swapfile</text:p>
      <text:p text:style-name="P3"/>
      <text:p text:style-name="P2">2. Створення файлової системи:</text:p>
      <text:p text:style-name="P3">Необхідно щоб ОС розуміла що цей об’єкт є swap файлом</text:p>
      <text:p text:style-name="P3"># sudo mkswap /swapfile</text:p>
      <text:p text:style-name="P3">Скопіюйте UUID файла, він буде потім потрібний</text:p>
      <text:p text:style-name="P2">3. Активуємо swap файл</text:p>
      <text:p text:style-name="P3"># sudo swapon /swapfile</text:p>
      <text:p text:style-name="P3">Можна перевірити за допомогую команди:</text:p>
      <text:p text:style-name="P3"># swapon --show</text:p>
      <text:p text:style-name="P2">4. Добавлення в автозавантаження</text:p>
      <text:p text:style-name="P3">Робимо резервну копію файлу автозавантаження:</text:p>
      <text:p text:style-name="P3"># sudo cp /etc/fstab /etc/fstab.back</text:p>
      <text:p text:style-name="P3">Добавляємо наш swap файл в автозаватаження:</text:p>
      <text:p text:style-name="P3"># sudo nano /etc/fstab</text:p>
      <text:p text:style-name="P3">Відкриваємо в будь якому тестовому редакторі і добавляємо наступне:</text:p>
      <text:p text:style-name="P4"><text:span text:style-name="T3">/swapfile</text:span><text:span text:style-name="T1"> </text:span><text:span text:style-name="T4">none swap sw 0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0T19:23:43.630965017</dc:date>
    <meta:editing-duration>PT14M5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9" meta:word-count="99" meta:character-count="624" meta:non-whitespace-character-count="544"/>
  </office:meta>
</office:document-meta>
</file>